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162cm" fo:min-width="3.0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textarea-horizontal-align="justify" draw:textarea-vertical-align="middle" draw:auto-grow-height="false" fo:min-height="1.75cm" fo:min-width="4.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9900" draw:textarea-horizontal-align="justify" draw:textarea-vertical-align="middle" draw:auto-grow-height="false" fo:min-height="1.11cm" fo:min-width="2.97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5cm" svg:height="2cm" svg:x="21.9cm" svg:y="1cm">
          <text:p text:style-name="P1">Mapp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" draw:id="id8" draw:layer="layout" svg:width="5cm" svg:height="2cm" svg:x="21.9cm" svg:y="4cm">
          <text:p text:style-name="P1">Un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7" draw:id="id7" draw:layer="layout" svg:width="5cm" svg:height="2cm" svg:x="21.901cm" svg:y="7.001cm">
          <text:p text:style-name="P1">Alignment sort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5cm" svg:height="2cm" svg:x="21.901cm" svg:y="10.001cm">
          <text:p text:style-name="P1">Sorted BAM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5" draw:id="id5" draw:layer="layout" svg:width="5cm" svg:height="2cm" svg:x="21.902cm" svg:y="13.002cm">
          <text:p text:style-name="P1">Pileup 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cm" svg:height="2cm" svg:x="28.8cm" svg:y="13cm">
          <text:p text:style-name="P1">Pileu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3" draw:id="id3" draw:layer="layout" svg:width="5cm" svg:height="2cm" svg:x="28.8cm" svg:y="10cm">
          <text:p text:style-name="P1">Consensus</text:p>
          <text:p text:style-name="P1">call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" draw:id="id1" draw:layer="layout" svg:width="5cm" svg:height="2cm" svg:x="28.8cm" svg:y="7cm">
          <text:p text:style-name="P1">VCF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2" draw:id="id2" draw:layer="layout" svg:width="5cm" svg:height="2cm" svg:x="28.8cm" svg:y="4cm">
          <text:p text:style-name="P1">Update of</text:p>
          <text:p text:style-name="P1">the referen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cm" svg:height="2cm" svg:x="35.8cm" svg:y="4cm">
          <text:p text:style-name="P1">LiftOver</text:p>
          <text:p text:style-name="P1">Chain fi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xml:id="id10" draw:id="id10" draw:layer="layout" svg:width="5cm" svg:height="2cm" svg:x="28.8cm" svg:y="1cm">
          <text:p text:style-name="P1">FASTA</text:p>
          <text:p text:style-name="P1"><text:span text:style-name="T1">Reference seque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31.3cm" svg:y1="7cm" svg:x2="31.3cm" svg:y2="6cm" draw:start-shape="id1" draw:start-glue-point="4" draw:end-shape="id2" draw:end-glue-point="6" svg:d="M31300 7000v-1000" svg:viewBox="0 0 1 1001">
          <text:p/>
        </draw:connector>
        <draw:connector draw:style-name="gr4" draw:text-style-name="P3" draw:layer="layout" svg:x1="31.3cm" svg:y1="10cm" svg:x2="31.3cm" svg:y2="9cm" draw:start-shape="id3" draw:start-glue-point="4" draw:end-shape="id1" draw:end-glue-point="8" svg:d="M31300 10000v-1000" svg:viewBox="0 0 1 1001">
          <text:p/>
        </draw:connector>
        <draw:connector draw:style-name="gr4" draw:text-style-name="P3" draw:layer="layout" svg:x1="31.3cm" svg:y1="13cm" svg:x2="31.3cm" svg:y2="12cm" draw:start-shape="id4" draw:start-glue-point="4" draw:end-shape="id3" draw:end-glue-point="6" svg:d="M31300 13000v-1000" svg:viewBox="0 0 1 1001">
          <text:p/>
        </draw:connector>
        <draw:connector draw:style-name="gr4" draw:text-style-name="P3" draw:layer="layout" svg:x1="26.902cm" svg:y1="14.002cm" svg:x2="28.8cm" svg:y2="14cm" draw:start-shape="id5" draw:start-glue-point="7" draw:end-shape="id4" draw:end-glue-point="6" svg:d="M26902 14002h950v-2h948" svg:viewBox="0 0 1899 3">
          <text:p/>
        </draw:connector>
        <draw:connector draw:style-name="gr4" draw:text-style-name="P3" draw:layer="layout" svg:x1="24.401cm" svg:y1="12.001cm" svg:x2="24.402cm" svg:y2="13.002cm" draw:start-shape="id6" draw:start-glue-point="8" draw:end-shape="id5" draw:end-glue-point="4" svg:d="M24401 12001v501h1v500" svg:viewBox="0 0 2 1002">
          <text:p/>
        </draw:connector>
        <draw:connector draw:style-name="gr4" draw:text-style-name="P3" draw:layer="layout" svg:x1="24.401cm" svg:y1="9.001cm" svg:x2="24.401cm" svg:y2="10.001cm" draw:start-shape="id7" draw:start-glue-point="6" draw:end-shape="id6" draw:end-glue-point="4" svg:d="M24401 9001v1000" svg:viewBox="0 0 1 1001">
          <text:p/>
        </draw:connector>
        <draw:connector draw:style-name="gr4" draw:text-style-name="P3" draw:layer="layout" svg:x1="24.4cm" svg:y1="6cm" svg:x2="24.401cm" svg:y2="7.001cm" draw:start-shape="id8" draw:start-glue-point="8" draw:end-shape="id7" draw:end-glue-point="4" svg:d="M24400 6000v501h1v500" svg:viewBox="0 0 2 1002">
          <text:p/>
        </draw:connector>
        <draw:connector draw:style-name="gr4" draw:text-style-name="P3" draw:layer="layout" svg:x1="24.4cm" svg:y1="3cm" svg:x2="24.4cm" svg:y2="4cm" draw:start-shape="id9" draw:start-glue-point="6" draw:end-shape="id8" draw:end-glue-point="4" svg:d="M24400 3000v1000" svg:viewBox="0 0 1 1001">
          <text:p/>
        </draw:connector>
        <draw:connector draw:style-name="gr4" draw:text-style-name="P3" draw:layer="layout" svg:x1="28.8cm" svg:y1="2cm" svg:x2="26.9cm" svg:y2="2cm" draw:start-shape="id10" draw:start-glue-point="6" draw:end-shape="id9" draw:end-glue-point="7" svg:d="M28800 2000h-1900" svg:viewBox="0 0 1901 1">
          <text:p/>
        </draw:connector>
        <draw:connector draw:style-name="gr4" draw:text-style-name="P3" draw:layer="layout" svg:x1="31.3cm" svg:y1="4cm" svg:x2="31.3cm" svg:y2="3cm" draw:start-shape="id2" draw:start-glue-point="4" draw:end-shape="id10" draw:end-glue-point="8" svg:d="M31300 4000v-1000" svg:viewBox="0 0 1 1001">
          <text:p/>
        </draw:connector>
        <draw:custom-shape draw:style-name="gr1" draw:text-style-name="P1" xml:id="id11" draw:id="id11" draw:layer="layout" svg:width="5cm" svg:height="2cm" svg:x="7.9cm" svg:y="1cm">
          <text:p text:style-name="P1">Read sim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5cm" svg:height="2cm" svg:x="14.902cm" svg:y="1.002cm">
          <text:p text:style-name="P1">FASTQ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3" draw:layer="layout" svg:x1="12.9cm" svg:y1="2cm" svg:x2="14.902cm" svg:y2="2.002cm" draw:start-shape="id11" draw:start-glue-point="7" draw:end-shape="id12" draw:end-glue-point="6" svg:d="M12900 2000h1002v2h1000" svg:viewBox="0 0 2003 3">
          <text:p/>
        </draw:connector>
        <draw:custom-shape draw:style-name="gr2" draw:text-style-name="P2" xml:id="id13" draw:id="id13" draw:layer="layout" svg:width="5cm" svg:height="2cm" svg:x="1cm" svg:y="1cm">
          <text:p text:style-name="P1">FASTA</text:p>
          <text:p text:style-name="P1"><text:span text:style-name="T1">Sequenced genom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33.8cm" svg:y1="5cm" svg:x2="35.9cm" svg:y2="5cm" draw:start-shape="id2" draw:start-glue-point="7" svg:d="M33800 5000h2100" svg:viewBox="0 0 2101 1">
          <text:p/>
        </draw:connector>
        <draw:connector draw:style-name="gr4" draw:text-style-name="P3" draw:layer="layout" svg:x1="6cm" svg:y1="2cm" svg:x2="7.9cm" svg:y2="2cm" draw:start-shape="id13" draw:start-glue-point="10" draw:end-shape="id11" draw:end-glue-point="5" svg:d="M6000 2000h1900" svg:viewBox="0 0 1901 1">
          <text:p/>
        </draw:connector>
        <draw:connector draw:style-name="gr4" draw:text-style-name="P3" draw:layer="layout" svg:x1="19.902cm" svg:y1="2.002cm" svg:x2="21.9cm" svg:y2="2cm" draw:start-shape="id12" draw:start-glue-point="10" draw:end-shape="id9" draw:end-glue-point="5" svg:d="M19902 2002h1000v-2h998" svg:viewBox="0 0 1999 3">
          <text:p/>
        </draw:connector>
        <draw:custom-shape draw:style-name="gr6" draw:text-style-name="P2" xml:id="id14" draw:id="id14" draw:layer="layout" svg:width="5cm" svg:height="2cm" svg:x="7.901cm" svg:y="4.001cm">
          <text:p text:style-name="P1">FASTA</text:p>
          <text:p text:style-name="P1"><text:span text:style-name="T1">Contaminatio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3" draw:layer="layout" svg:x1="10.401cm" svg:y1="4.001cm" svg:x2="10.4cm" svg:y2="3cm" draw:start-shape="id14" draw:start-glue-point="4" draw:end-shape="id11" draw:end-glue-point="6" svg:d="M10401 4001v-500h-1v-501" svg:viewBox="0 0 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21:34:52.007859000</meta:creation-date>
    <dc:date>2016-01-25T22:58:38.859098000</dc:date>
    <meta:editing-duration>PT51M17S</meta:editing-duration>
    <meta:editing-cycles>10</meta:editing-cycles>
    <meta:generator>LibreOffice/5.0.4.2$MacOSX_X86_64 LibreOffice_project/2b9802c1994aa0b7dc6079e128979269cf95bc78</meta:generator>
    <meta:document-statistic meta:object-count="30"/>
  </office:meta>
</office:document-meta>
</file>